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2" style:family="paragraph" style:parent-style-name="Standard" style:master-page-name="Standard">
      <style:paragraph-properties fo:text-align="center" style:justify-single-word="false" style:page-number="auto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 style:writing-mode="lr-tb"/>
      <style:text-properties fo:font-weight="bold" officeooo:rsid="001e344b" officeooo:paragraph-rsid="001e344b" style:font-weight-asian="bold" style:font-weight-complex="bold"/>
    </style:style>
    <style:style style:name="P4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250323" officeooo:paragraph-rsid="001e344b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5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250323" officeooo:paragraph-rsid="003524ca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6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30fbc8" officeooo:paragraph-rsid="0030fbc8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7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328d45" officeooo:paragraph-rsid="00328d45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8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bold" officeooo:rsid="0030fbc8" officeooo:paragraph-rsid="0030fbc8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9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bold" officeooo:rsid="00328d45" officeooo:paragraph-rsid="00328d45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10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bold" officeooo:rsid="003524ca" officeooo:paragraph-rsid="003524ca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11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20pt" fo:language="pt" fo:country="BR" officeooo:rsid="00328d45" officeooo:paragraph-rsid="00328d45" style:letter-kerning="true" style:font-name-asian="Noto Serif CJK SC" style:font-size-asian="20pt" style:language-asian="zh" style:country-asian="CN" style:font-name-complex="Lohit Devanagari1" style:font-size-complex="20pt" style:language-complex="hi" style:country-complex="IN"/>
    </style:style>
    <style:style style:name="P12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20pt" fo:language="pt" fo:country="BR" fo:font-weight="normal" officeooo:rsid="003524ca" officeooo:paragraph-rsid="003524ca" style:letter-kerning="true" style:font-name-asian="Noto Serif CJK SC" style:font-size-asian="20pt" style:language-asian="zh" style:country-asian="CN" style:font-weight-asian="normal" style:font-name-complex="Lohit Devanagari1" style:font-size-complex="20pt" style:language-complex="hi" style:country-complex="IN" style:font-weight-complex="normal"/>
    </style:style>
    <style:style style:name="P13" style:family="paragraph" style:parent-style-name="Standard">
      <style:paragraph-properties fo:text-align="center" style:justify-single-word="false" style:writing-mode="lr-tb"/>
    </style:style>
    <style:style style:name="P14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250323" officeooo:paragraph-rsid="001e344b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15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officeooo:rsid="001d6c7a"/>
    </style:style>
    <style:style style:name="T2" style:family="text">
      <style:text-properties style:use-window-font-color="true" loext:opacity="0%" style:font-name="Liberation Serif1" fo:font-size="12pt" fo:language="pt" fo:country="BR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3" style:family="text">
      <style:text-properties style:use-window-font-color="true" loext:opacity="0%" style:font-name="Liberation Serif1" fo:font-size="12pt" fo:language="pt" fo:country="BR" officeooo:rsid="001d6c7a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4" style:family="text">
      <style:text-properties style:use-window-font-color="true" loext:opacity="0%" style:font-name="Liberation Serif1" fo:font-size="12pt" fo:language="pt" fo:country="BR" officeooo:rsid="001eec50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5" style:family="text">
      <style:text-properties style:use-window-font-color="true" loext:opacity="0%" style:font-name="Liberation Serif1" fo:font-size="12pt" fo:language="pt" fo:country="BR" officeooo:rsid="0030fbc8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6" style:family="text">
      <style:text-properties officeooo:rsid="0030fbc8"/>
    </style:style>
    <style:style style:name="T7" style:family="text">
      <style:text-properties officeooo:rsid="00328d45"/>
    </style:style>
    <style:style style:name="T8" style:family="text">
      <style:text-properties style:text-position="super 58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stituto Federal Sul-rio-grandense – Campus Camaquã</text:p>
      <text:p text:style-name="P1">Disciplina: <text:span text:style-name="T1">Redes de Computadores I</text:span> – Turma 2024</text:p>
      <text:p text:style-name="P1">Professor: Vinícius Alves Hax</text:p>
      <text:p text:style-name="P1">Assunto: Revisão d<text:span text:style-name="T1">o conte</text:span><text:span text:style-name="T3">údo do </text:span><text:span text:style-name="T5">3</text:span><text:span text:style-name="T3">º bimestre</text:span></text:p>
      <text:p text:style-name="P13"/>
      <text:p text:style-name="P3"><text:span text:style-name="T4">1.</text:span><text:span text:style-name="T2"> Explique, com suas palavras, </text:span><text:span text:style-name="T5">qual a diferença entre as camadas física e de enlace</text:span><text:span text:style-name="T2">.</text:span></text:p>
      <text:p text:style-name="P5"><text:line-break/></text:p>
      <text:p text:style-name="P5"/>
      <text:p text:style-name="P5"/>
      <text:p text:style-name="P5"/>
      <text:p text:style-name="P5"><text:line-break/><text:line-break/></text:p>
      <text:p text:style-name="P14"><text:span text:style-name="Strong_20_Emphasis"><text:span text:style-name="T7">2. </text:span></text:span><text:span text:style-name="Strong_20_Emphasis">Qual é a principal função da camada física em uma rede de computadores?</text:span></text:p>
      <text:p text:style-name="P15">A) Realizar o roteamento de pacotes entre redes diferentes</text:p>
      <text:p text:style-name="P15">B) Estabelecer, manter e encerrar a conexão entre dois dispositivos</text:p>
      <text:p text:style-name="P15">C) Transmitir bits através de um meio físico</text:p>
      <text:p text:style-name="Text_20_body">D) Fornecer endereços lógicos para identificação dos dispositivos</text:p>
      <text:p text:style-name="P14"><text:span text:style-name="Strong_20_Emphasis"><text:span text:style-name="T7"><text:line-break/>3. </text:span></text:span><text:span text:style-name="Strong_20_Emphasis">Qual dos meios de transmissão abaixo é mais resistente a interferências eletromagnéticas?</text:span></text:p>
      <text:p text:style-name="P15">A) Cabo coaxial</text:p>
      <text:p text:style-name="P15">B) Fibra óptica</text:p>
      <text:p text:style-name="P15">C) Cabo de par trançado</text:p>
      <text:p text:style-name="Text_20_body">D) Rede sem fio (Wi-Fi)</text:p>
      <text:p text:style-name="P4"/>
      <text:p text:style-name="P14"><text:span text:style-name="Strong_20_Emphasis"><text:span text:style-name="T7">4. </text:span></text:span><text:span text:style-name="Strong_20_Emphasis">O que é modulação na camada física?</text:span></text:p>
      <text:p text:style-name="P15">A) Um processo para reduzir a interferência em redes de longa distância</text:p>
      <text:p text:style-name="P15">B) A codificação de dados em endereços IP para comunicação</text:p>
      <text:p text:style-name="P15">C) A técnica de converter um sinal digital em analógico para transmissão</text:p>
      <text:p text:style-name="Text_20_body">D) A aplicação de endereçamento MAC para redes locais</text:p>
      <text:p text:style-name="P4"/>
      <text:p text:style-name="P14"><text:span text:style-name="Strong_20_Emphasis"><text:span text:style-name="T7">5. </text:span></text:span><text:span text:style-name="Strong_20_Emphasis">Qual dos métodos abaixo é usado para controlar colisões em redes com a camada de enlace?</text:span></text:p>
      <text:p text:style-name="P15">A) TCP (Transmission Control Protocol)</text:p>
      <text:p text:style-name="P15">B) ARP (Address Resolution Protocol)</text:p>
      <text:p text:style-name="P15">C) CSMA/CD (Carrier Sense Multiple Access with Collision Detection)</text:p>
      <text:p text:style-name="Text_20_body">D) DNS (Domain Name System)</text:p>
      <text:p text:style-name="P4"/>
      <text:p text:style-name="P14"><text:span text:style-name="Strong_20_Emphasis"><text:span text:style-name="T7">6. </text:span></text:span><text:span text:style-name="Strong_20_Emphasis">Na camada de enlace, qual é o papel do endereço MAC?</text:span></text:p>
      <text:p text:style-name="P15">A) Determinar o protocolo de transporte a ser usado na comunicação</text:p>
      <text:p text:style-name="P15">B) Identificar unicamente um dispositivo em uma rede local</text:p>
      <text:p text:style-name="P15">C) Converter endereços IP em <text:span text:style-name="T6">hostnames</text:span></text:p>
      <text:p text:style-name="Text_20_body">D) Fornecer endereços lógicos para o roteamento de pacotes</text:p>
      <text:p text:style-name="P8"><text:soft-page-break/></text:p>
      <text:p text:style-name="P8"/>
      <text:p text:style-name="P8"/>
      <text:p text:style-name="P8"/>
      <text:p text:style-name="P8"><text:span text:style-name="T7">7. </text:span>Considerando paridade PAR calcule o valor do bit de paridade dos números binários abaixo:</text:p>
      <text:p text:style-name="P6"/>
      <text:p text:style-name="P6">0100111 __</text:p>
      <text:p text:style-name="P6">0111110 __<text:line-break/>0000000 __<text:line-break/>1000101 __</text:p>
      <text:p text:style-name="P6"/>
      <text:p text:style-name="P9">8. Na camada de enlace qual o nome mais comumente usado, em português, para o conjunto de dados transmitidos nessa camada</text:p>
      <text:p text:style-name="P9"/>
      <text:p text:style-name="P7">A) Datagramas</text:p>
      <text:p text:style-name="P7">B) Pacotes</text:p>
      <text:p text:style-name="P7">C) Quadros</text:p>
      <text:p text:style-name="P7">D) Bits</text:p>
      <text:p text:style-name="P7"/>
      <text:p text:style-name="P10">9. Sabendo que um endereço MAC é formado por 6 bytes. A quantidade de combinações possíveis em um endereço MAC pode ser representada como:</text:p>
      <text:p text:style-name="P10"/>
      <text:p text:style-name="P12">A) 2<text:span text:style-name="T8">0</text:span><text:line-break/>B) 2<text:span text:style-name="T8">8</text:span><text:line-break/>C) 2<text:span text:style-name="T8">24</text:span><text:line-break/>D) 2<text:span text:style-name="T8">48</text:span></text:p>
      <text:p text:style-name="P11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20:10:51.798688700</meta:creation-date>
    <dc:date>2024-10-29T17:03:13.032637330</dc:date>
    <meta:editing-cycles>19</meta:editing-cycles>
    <meta:editing-duration>PT1H12M56S</meta:editing-duration>
    <meta:generator>LibreOffice/7.3.7.2$Linux_X86_64 LibreOffice_project/30$Build-2</meta:generator>
    <dc:creator>Vinícius Alves Hax</dc:creator>
    <meta:document-statistic meta:table-count="0" meta:image-count="0" meta:object-count="0" meta:page-count="2" meta:paragraph-count="42" meta:word-count="339" meta:character-count="2021" meta:non-whitespace-character-count="1716"/>
  </office:meta>
</office:document-meta>
</file>